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9pt"/>
    </style:style>
    <style:style style:name="co2" style:family="table-column">
      <style:table-column-properties fo:break-before="auto" style:column-width="28.01pt"/>
    </style:style>
    <style:style style:name="co3" style:family="table-column">
      <style:table-column-properties fo:break-before="auto" style:column-width="113.7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rror_time_relaxation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tau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rror1</text:p>
          </table:table-cell>
          <table:table-cell office:value-type="string" calcext:value-type="string">
            <text:p>error2</text:p>
          </table:table-cell>
          <table:table-cell office:value-type="string" calcext:value-type="string">
            <text:p>error3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0869472315918739" calcext:value-type="float">
            <text:p>0.086947231591874</text:p>
          </table:table-cell>
          <table:table-cell office:value-type="float" office:value="0.0124571547031402" calcext:value-type="float">
            <text:p>0.01245715470314</text:p>
          </table:table-cell>
          <table:table-cell office:value-type="float" office:value="0.0000190345597304089" calcext:value-type="float">
            <text:p>1.90345597304089E-05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0.00457573322718897" calcext:value-type="float">
            <text:p>0.004575733227189</text:p>
          </table:table-cell>
          <table:table-cell office:value-type="float" office:value="0.000518478719635267" calcext:value-type="float">
            <text:p>0.000518478719635</text:p>
          </table:table-cell>
          <table:table-cell office:value-type="float" office:value="0.0000107731827956879" calcext:value-type="float">
            <text:p>1.07731827956879E-05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00103270522091514" calcext:value-type="float">
            <text:p>0.001032705220915</text:p>
          </table:table-cell>
          <table:table-cell office:value-type="float" office:value="0.000107400965436403" calcext:value-type="float">
            <text:p>0.000107400965436</text:p>
          </table:table-cell>
          <table:table-cell office:value-type="float" office:value="0.00000414344157713775" calcext:value-type="float">
            <text:p>4.14344157713775E-06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.15" calcext:value-type="float">
            <text:p>0.15</text:p>
          </table:table-cell>
          <table:table-cell office:value-type="float" office:value="0.000334509370723217" calcext:value-type="float">
            <text:p>0.000334509370723</text:p>
          </table:table-cell>
          <table:table-cell office:value-type="float" office:value="0.0000339010762068268" calcext:value-type="float">
            <text:p>3.39010762068268E-05</text:p>
          </table:table-cell>
          <table:table-cell office:value-type="float" office:value="0.00000154516872572124" calcext:value-type="float">
            <text:p>1.54516872572124E-06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0.000118913152071511" calcext:value-type="float">
            <text:p>0.000118913152072</text:p>
          </table:table-cell>
          <table:table-cell office:value-type="float" office:value="0.0000119485504454831" calcext:value-type="float">
            <text:p>1.19485504454831E-05</text:p>
          </table:table-cell>
          <table:table-cell office:value-type="float" office:value="0.00000057587984927106" calcext:value-type="float">
            <text:p>5.7587984927106E-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.0000161374189495818" calcext:value-type="float">
            <text:p>1.61374189495818E-05</text:p>
          </table:table-cell>
          <table:table-cell office:value-type="float" office:value="0.00000161477150518475" calcext:value-type="float">
            <text:p>1.61477150518475E-06</text:p>
          </table:table-cell>
          <table:table-cell office:value-type="float" office:value="0.0000000799896225941499" calcext:value-type="float">
            <text:p>7.99896225941499E-08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287541499283381" calcext:value-type="float">
            <text:p>0.287541499283381</text:p>
          </table:table-cell>
          <table:table-cell office:value-type="float" office:value="0.041395519631671" calcext:value-type="float">
            <text:p>0.041395519631671</text:p>
          </table:table-cell>
          <table:table-cell office:value-type="float" office:value="0.0000631097430531966" calcext:value-type="float">
            <text:p>6.31097430531966E-05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0.05" calcext:value-type="float">
            <text:p>0.05</text:p>
          </table:table-cell>
          <table:table-cell office:value-type="float" office:value="0.00638582114681013" calcext:value-type="float">
            <text:p>0.00638582114681</text:p>
          </table:table-cell>
          <table:table-cell office:value-type="float" office:value="0.000736036159046126" calcext:value-type="float">
            <text:p>0.000736036159046</text:p>
          </table:table-cell>
          <table:table-cell office:value-type="float" office:value="0.0000149286802986196" calcext:value-type="float">
            <text:p>1.49286802986196E-05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office:value-type="float" office:value="0.000725415125853924" calcext:value-type="float">
            <text:p>0.000725415125854</text:p>
          </table:table-cell>
          <table:table-cell office:value-type="float" office:value="0.0000755809425602085" calcext:value-type="float">
            <text:p>7.55809425602085E-05</text:p>
          </table:table-cell>
          <table:table-cell office:value-type="float" office:value="0.00000291005925045506" calcext:value-type="float">
            <text:p>2.91005925045506E-06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0.15" calcext:value-type="float">
            <text:p>0.15</text:p>
          </table:table-cell>
          <table:table-cell office:value-type="float" office:value="0.000317603659166876" calcext:value-type="float">
            <text:p>0.000317603659167</text:p>
          </table:table-cell>
          <table:table-cell office:value-type="float" office:value="0.0000321906702672627" calcext:value-type="float">
            <text:p>3.21906702672627E-05</text:p>
          </table:table-cell>
          <table:table-cell office:value-type="float" office:value="0.00000146707943485378" calcext:value-type="float">
            <text:p>1.46707943485378E-06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office:value-type="float" office:value="0.000309057373368785" calcext:value-type="float">
            <text:p>0.000309057373369</text:p>
          </table:table-cell>
          <table:table-cell office:value-type="float" office:value="0.000031054137203784" calcext:value-type="float">
            <text:p>3.1054137203784E-05</text:p>
          </table:table-cell>
          <table:table-cell office:value-type="float" office:value="0.00000149672186136255" calcext:value-type="float">
            <text:p>1.49672186136255E-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0.0000790204998903481" calcext:value-type="float">
            <text:p>7.90204998903481E-05</text:p>
          </table:table-cell>
          <table:table-cell office:value-type="float" office:value="0.00000790742001498089" calcext:value-type="float">
            <text:p>7.90742001498089E-06</text:p>
          </table:table-cell>
          <table:table-cell office:value-type="float" office:value="0.000000391687170259775" calcext:value-type="float">
            <text:p>3.91687170259775E-07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0.01" calcext:value-type="float">
            <text:p>0.01</text:p>
          </table:table-cell>
          <table:table-cell office:value-type="float" office:value="0.553101955619933" calcext:value-type="float">
            <text:p>0.553101955619933</text:p>
          </table:table-cell>
          <table:table-cell office:value-type="float" office:value="0.0812435703979243" calcext:value-type="float">
            <text:p>0.081243570397924</text:p>
          </table:table-cell>
          <table:table-cell office:value-type="float" office:value="0.000120124725721743" calcext:value-type="float">
            <text:p>0.000120124725722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.05</text:p>
          </table:table-cell>
          <table:table-cell office:value-type="float" office:value="0.0115503214927036" calcext:value-type="float">
            <text:p>0.011550321492704</text:p>
          </table:table-cell>
          <table:table-cell office:value-type="float" office:value="0.0013455897991612" calcext:value-type="float">
            <text:p>0.001345589799161</text:p>
          </table:table-cell>
          <table:table-cell office:value-type="float" office:value="0.0000268785326533452" calcext:value-type="float">
            <text:p>2.68785326533452E-05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office:value-type="float" office:value="0.00161490857461703" calcext:value-type="float">
            <text:p>0.001614908574617</text:p>
          </table:table-cell>
          <table:table-cell office:value-type="float" office:value="0.000167601925004292" calcext:value-type="float">
            <text:p>0.000167601925004</text:p>
          </table:table-cell>
          <table:table-cell office:value-type="float" office:value="0.00000648076007288993" calcext:value-type="float">
            <text:p>6.48076007288993E-06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0.15" calcext:value-type="float">
            <text:p>0.15</text:p>
          </table:table-cell>
          <table:table-cell office:value-type="float" office:value="0.00184715478068114" calcext:value-type="float">
            <text:p>0.001847154780681</text:p>
          </table:table-cell>
          <table:table-cell office:value-type="float" office:value="0.000187210418502672" calcext:value-type="float">
            <text:p>0.000187210418503</text:p>
          </table:table-cell>
          <table:table-cell office:value-type="float" office:value="0.00000853239924004196" calcext:value-type="float">
            <text:p>8.53239924004196E-06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 office:value-type="float" office:value="0.00112615952274562" calcext:value-type="float">
            <text:p>0.001126159522746</text:p>
          </table:table-cell>
          <table:table-cell office:value-type="float" office:value="0.000113163480139492" calcext:value-type="float">
            <text:p>0.000113163480139</text:p>
          </table:table-cell>
          <table:table-cell office:value-type="float" office:value="0.00000545383388644962" calcext:value-type="float">
            <text:p>5.45383388644962E-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 office:value-type="float" office:value="0.000279980874944349" calcext:value-type="float">
            <text:p>0.000279980874944</text:p>
          </table:table-cell>
          <table:table-cell office:value-type="float" office:value="0.0000280169567755815" calcext:value-type="float">
            <text:p>2.80169567755815E-05</text:p>
          </table:table-cell>
          <table:table-cell office:value-type="float" office:value="0.00000138780337742109" calcext:value-type="float">
            <text:p>1.38780337742109E-06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.01</text:p>
          </table:table-cell>
          <table:table-cell office:value-type="float" office:value="0.90550986713968" calcext:value-type="float">
            <text:p>0.90550986713968</text:p>
          </table:table-cell>
          <table:table-cell office:value-type="float" office:value="0.137827353905917" calcext:value-type="float">
            <text:p>0.137827353905917</text:p>
          </table:table-cell>
          <table:table-cell office:value-type="float" office:value="0.000191097446154316" calcext:value-type="float">
            <text:p>0.000191097446154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0.05" calcext:value-type="float">
            <text:p>0.05</text:p>
          </table:table-cell>
          <table:table-cell office:value-type="float" office:value="0.0139848440257251" calcext:value-type="float">
            <text:p>0.013984844025725</text:p>
          </table:table-cell>
          <table:table-cell office:value-type="float" office:value="0.00165783485737429" calcext:value-type="float">
            <text:p>0.001657834857374</text:p>
          </table:table-cell>
          <table:table-cell office:value-type="float" office:value="0.0000323044011896639" calcext:value-type="float">
            <text:p>3.23044011896639E-05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  <table:table-cell office:value-type="float" office:value="0.00565216872536053" calcext:value-type="float">
            <text:p>0.005652168725361</text:p>
          </table:table-cell>
          <table:table-cell office:value-type="float" office:value="0.000587142775506642" calcext:value-type="float">
            <text:p>0.000587142775507</text:p>
          </table:table-cell>
          <table:table-cell office:value-type="float" office:value="0.0000226804851989074" calcext:value-type="float">
            <text:p>2.26804851989074E-05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0.15" calcext:value-type="float">
            <text:p>0.15</text:p>
          </table:table-cell>
          <table:table-cell office:value-type="float" office:value="0.00459226007769291" calcext:value-type="float">
            <text:p>0.004592260077693</text:p>
          </table:table-cell>
          <table:table-cell office:value-type="float" office:value="0.000465391441631496" calcext:value-type="float">
            <text:p>0.000465391441631</text:p>
          </table:table-cell>
          <table:table-cell office:value-type="float" office:value="0.0000212126193653747" calcext:value-type="float">
            <text:p>2.12126193653747E-05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  <table:table-cell office:value-type="float" office:value="0.00233410139351181" calcext:value-type="float">
            <text:p>0.002334101393512</text:p>
          </table:table-cell>
          <table:table-cell office:value-type="float" office:value="0.000234532458855887" calcext:value-type="float">
            <text:p>0.000234532458856</text:p>
          </table:table-cell>
          <table:table-cell office:value-type="float" office:value="0.000011303728303417" calcext:value-type="float">
            <text:p>1.1303728303417E-0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" calcext:value-type="float">
            <text:p>0.3</text:p>
          </table:table-cell>
          <table:table-cell office:value-type="float" office:value="0.000581128664745921" calcext:value-type="float">
            <text:p>0.000581128664746</text:p>
          </table:table-cell>
          <table:table-cell office:value-type="float" office:value="0.0000581503481270797" calcext:value-type="float">
            <text:p>5.81503481270797E-05</text:p>
          </table:table-cell>
          <table:table-cell office:value-type="float" office:value="0.00000288052647813791" calcext:value-type="float">
            <text:p>2.88052647813791E-06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1.53524981894095" calcext:value-type="float">
            <text:p>1.53524981894095</text:p>
          </table:table-cell>
          <table:table-cell office:value-type="float" office:value="0.240733497269014" calcext:value-type="float">
            <text:p>0.240733497269014</text:p>
          </table:table-cell>
          <table:table-cell office:value-type="float" office:value="0.00031639026957366" calcext:value-type="float">
            <text:p>0.000316390269574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.05</text:p>
          </table:table-cell>
          <table:table-cell office:value-type="float" office:value="0.0183058260564386" calcext:value-type="float">
            <text:p>0.018305826056439</text:p>
          </table:table-cell>
          <table:table-cell office:value-type="float" office:value="0.00219514159885104" calcext:value-type="float">
            <text:p>0.002195141598851</text:p>
          </table:table-cell>
          <table:table-cell office:value-type="float" office:value="0.0000420753513198314" calcext:value-type="float">
            <text:p>4.20753513198314E-05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103650120713532" calcext:value-type="float">
            <text:p>0.010365012071353</text:p>
          </table:table-cell>
          <table:table-cell office:value-type="float" office:value="0.00107684786821043" calcext:value-type="float">
            <text:p>0.00107684786821</text:p>
          </table:table-cell>
          <table:table-cell office:value-type="float" office:value="0.0000415911892986854" calcext:value-type="float">
            <text:p>4.15911892986854E-05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0.15" calcext:value-type="float">
            <text:p>0.15</text:p>
          </table:table-cell>
          <table:table-cell office:value-type="float" office:value="0.00789112540004441" calcext:value-type="float">
            <text:p>0.007891125400044</text:p>
          </table:table-cell>
          <table:table-cell office:value-type="float" office:value="0.000799708588672706" calcext:value-type="float">
            <text:p>0.000799708588673</text:p>
          </table:table-cell>
          <table:table-cell office:value-type="float" office:value="0.0000364507740232182" calcext:value-type="float">
            <text:p>3.64507740232182E-05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0.00440723170522376" calcext:value-type="float">
            <text:p>0.004407231705224</text:p>
          </table:table-cell>
          <table:table-cell office:value-type="float" office:value="0.000442863496219892" calcext:value-type="float">
            <text:p>0.00044286349622</text:p>
          </table:table-cell>
          <table:table-cell office:value-type="float" office:value="0.0000213436099558694" calcext:value-type="float">
            <text:p>2.13436099558694E-0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  <table:table-cell office:value-type="float" office:value="0.000982107575721414" calcext:value-type="float">
            <text:p>0.000982107575721</text:p>
          </table:table-cell>
          <table:table-cell office:value-type="float" office:value="0.0000982741271069343" calcext:value-type="float">
            <text:p>9.82741271069343E-05</text:p>
          </table:table-cell>
          <table:table-cell office:value-type="float" office:value="0.00000486809040383743" calcext:value-type="float">
            <text:p>4.86809040383743E-06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0.01" calcext:value-type="float">
            <text:p>0.01</text:p>
          </table:table-cell>
          <table:table-cell office:value-type="float" office:value="2.50593147753785" calcext:value-type="float">
            <text:p>2.50593147753785</text:p>
          </table:table-cell>
          <table:table-cell office:value-type="float" office:value="0.400022892033838" calcext:value-type="float">
            <text:p>0.400022892033838</text:p>
          </table:table-cell>
          <table:table-cell office:value-type="float" office:value="0.000512366218612512" calcext:value-type="float">
            <text:p>0.000512366218613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0.05" calcext:value-type="float">
            <text:p>0.05</text:p>
          </table:table-cell>
          <table:table-cell office:value-type="float" office:value="0.0291750920447005" calcext:value-type="float">
            <text:p>0.029175092044701</text:p>
          </table:table-cell>
          <table:table-cell office:value-type="float" office:value="0.00348755626694176" calcext:value-type="float">
            <text:p>0.003487556266942</text:p>
          </table:table-cell>
          <table:table-cell office:value-type="float" office:value="0.0000671503419007914" calcext:value-type="float">
            <text:p>6.71503419007914E-05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.1</text:p>
          </table:table-cell>
          <table:table-cell office:value-type="float" office:value="0.0174927614665183" calcext:value-type="float">
            <text:p>0.017492761466518</text:p>
          </table:table-cell>
          <table:table-cell office:value-type="float" office:value="0.00181736069729712" calcext:value-type="float">
            <text:p>0.001817360697297</text:p>
          </table:table-cell>
          <table:table-cell office:value-type="float" office:value="0.0000701913467316528" calcext:value-type="float">
            <text:p>7.01913467316528E-05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0.15" calcext:value-type="float">
            <text:p>0.15</text:p>
          </table:table-cell>
          <table:table-cell office:value-type="float" office:value="0.0119756049984772" calcext:value-type="float">
            <text:p>0.011975604998477</text:p>
          </table:table-cell>
          <table:table-cell office:value-type="float" office:value="0.00121372703615318" calcext:value-type="float">
            <text:p>0.001213727036153</text:p>
          </table:table-cell>
          <table:table-cell office:value-type="float" office:value="0.0000553178461350303" calcext:value-type="float">
            <text:p>5.53178461350303E-05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0.2" calcext:value-type="float">
            <text:p>0.2</text:p>
          </table:table-cell>
          <table:table-cell office:value-type="float" office:value="0.00648210750767405" calcext:value-type="float">
            <text:p>0.006482107507674</text:p>
          </table:table-cell>
          <table:table-cell office:value-type="float" office:value="0.000651329309245537" calcext:value-type="float">
            <text:p>0.000651329309246</text:p>
          </table:table-cell>
          <table:table-cell office:value-type="float" office:value="0.0000313919447792604" calcext:value-type="float">
            <text:p>3.13919447792604E-0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" calcext:value-type="float">
            <text:p>0.3</text:p>
          </table:table-cell>
          <table:table-cell office:value-type="float" office:value="0.00153474454161192" calcext:value-type="float">
            <text:p>0.001534744541612</text:p>
          </table:table-cell>
          <table:table-cell office:value-type="float" office:value="0.000153577514055142" calcext:value-type="float">
            <text:p>0.000153577514055</text:p>
          </table:table-cell>
          <table:table-cell office:value-type="float" office:value="0.00000760738982170331" calcext:value-type="float">
            <text:p>7.60738982170331E-06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0.01" calcext:value-type="float">
            <text:p>0.01</text:p>
          </table:table-cell>
          <table:table-cell office:value-type="float" office:value="3.42878474129118" calcext:value-type="float">
            <text:p>3.42878474129118</text:p>
          </table:table-cell>
          <table:table-cell office:value-type="float" office:value="0.565453171168185" calcext:value-type="float">
            <text:p>0.565453171168185</text:p>
          </table:table-cell>
          <table:table-cell office:value-type="float" office:value="0.000671053992001639" calcext:value-type="float">
            <text:p>0.000671053992002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0.05" calcext:value-type="float">
            <text:p>0.05</text:p>
          </table:table-cell>
          <table:table-cell office:value-type="float" office:value="0.0374574592049795" calcext:value-type="float">
            <text:p>0.03745745920498</text:p>
          </table:table-cell>
          <table:table-cell office:value-type="float" office:value="0.00449769347850834" calcext:value-type="float">
            <text:p>0.004497693478508</text:p>
          </table:table-cell>
          <table:table-cell office:value-type="float" office:value="0.0000860461900970058" calcext:value-type="float">
            <text:p>8.60461900970058E-05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0.1" calcext:value-type="float">
            <text:p>0.1</text:p>
          </table:table-cell>
          <table:table-cell office:value-type="float" office:value="0.0242991508283011" calcext:value-type="float">
            <text:p>0.024299150828301</text:p>
          </table:table-cell>
          <table:table-cell office:value-type="float" office:value="0.00252454182449553" calcext:value-type="float">
            <text:p>0.002524541824496</text:p>
          </table:table-cell>
          <table:table-cell office:value-type="float" office:value="0.0000975024296395944" calcext:value-type="float">
            <text:p>9.75024296395944E-05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0.15" calcext:value-type="float">
            <text:p>0.15</text:p>
          </table:table-cell>
          <table:table-cell office:value-type="float" office:value="0.0166360885400079" calcext:value-type="float">
            <text:p>0.016636088540008</text:p>
          </table:table-cell>
          <table:table-cell office:value-type="float" office:value="0.00168606812491304" calcext:value-type="float">
            <text:p>0.001686068124913</text:p>
          </table:table-cell>
          <table:table-cell office:value-type="float" office:value="0.0000768456014184619" calcext:value-type="float">
            <text:p>7.68456014184619E-05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0.2" calcext:value-type="float">
            <text:p>0.2</text:p>
          </table:table-cell>
          <table:table-cell office:value-type="float" office:value="0.00950198846841243" calcext:value-type="float">
            <text:p>0.009501988468412</text:p>
          </table:table-cell>
          <table:table-cell office:value-type="float" office:value="0.000954812488883314" calcext:value-type="float">
            <text:p>0.000954812488883</text:p>
          </table:table-cell>
          <table:table-cell office:value-type="float" office:value="0.0000460168080898669" calcext:value-type="float">
            <text:p>4.60168080898669E-0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" calcext:value-type="float">
            <text:p>0.3</text:p>
          </table:table-cell>
          <table:table-cell office:value-type="float" office:value="0.00211253201296201" calcext:value-type="float">
            <text:p>0.002112532012962</text:p>
          </table:table-cell>
          <table:table-cell office:value-type="float" office:value="0.000211395072631808" calcext:value-type="float">
            <text:p>0.000211395072632</text:p>
          </table:table-cell>
          <table:table-cell office:value-type="float" office:value="0.0000104713547419098" calcext:value-type="float">
            <text:p>1.04713547419098E-05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4.57568159488417" calcext:value-type="float">
            <text:p>4.57568159488417</text:p>
          </table:table-cell>
          <table:table-cell office:value-type="float" office:value="0.773841461251298" calcext:value-type="float">
            <text:p>0.773841461251298</text:p>
          </table:table-cell>
          <table:table-cell office:value-type="float" office:value="0.0008547233709114" calcext:value-type="float">
            <text:p>0.000854723370911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0.05" calcext:value-type="float">
            <text:p>0.05</text:p>
          </table:table-cell>
          <table:table-cell office:value-type="float" office:value="0.0431946857613482" calcext:value-type="float">
            <text:p>0.043194685761348</text:p>
          </table:table-cell>
          <table:table-cell office:value-type="float" office:value="0.00522969995500869" calcext:value-type="float">
            <text:p>0.005229699955009</text:p>
          </table:table-cell>
          <table:table-cell office:value-type="float" office:value="0.000098868086479617" calcext:value-type="float">
            <text:p>9.8868086479617E-05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.1</text:p>
          </table:table-cell>
          <table:table-cell office:value-type="float" office:value="0.0339118815781959" calcext:value-type="float">
            <text:p>0.033911881578196</text:p>
          </table:table-cell>
          <table:table-cell office:value-type="float" office:value="0.00352353517244124" calcext:value-type="float">
            <text:p>0.003523535172441</text:p>
          </table:table-cell>
          <table:table-cell office:value-type="float" office:value="0.000136073331093863" calcext:value-type="float">
            <text:p>0.000136073331094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0.15" calcext:value-type="float">
            <text:p>0.15</text:p>
          </table:table-cell>
          <table:table-cell office:value-type="float" office:value="0.0228808628213506" calcext:value-type="float">
            <text:p>0.022880862821351</text:p>
          </table:table-cell>
          <table:table-cell office:value-type="float" office:value="0.00231897644719036" calcext:value-type="float">
            <text:p>0.00231897644719</text:p>
          </table:table-cell>
          <table:table-cell office:value-type="float" office:value="0.000105691526665872" calcext:value-type="float">
            <text:p>0.000105691526666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0.2" calcext:value-type="float">
            <text:p>0.2</text:p>
          </table:table-cell>
          <table:table-cell office:value-type="float" office:value="0.0123026175415378" calcext:value-type="float">
            <text:p>0.012302617541538</text:p>
          </table:table-cell>
          <table:table-cell office:value-type="float" office:value="0.00123618123259619" calcext:value-type="float">
            <text:p>0.001236181232596</text:p>
          </table:table-cell>
          <table:table-cell office:value-type="float" office:value="0.0000595798650163108" calcext:value-type="float">
            <text:p>5.95798650163108E-0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" calcext:value-type="float">
            <text:p>0.3</text:p>
          </table:table-cell>
          <table:table-cell office:value-type="float" office:value="0.00285504593902775" calcext:value-type="float">
            <text:p>0.002855045939028</text:p>
          </table:table-cell>
          <table:table-cell office:value-type="float" office:value="0.000285696230271528" calcext:value-type="float">
            <text:p>0.000285696230272</text:p>
          </table:table-cell>
          <table:table-cell office:value-type="float" office:value="0.0000141518323265963" calcext:value-type="float">
            <text:p>1.41518323265963E-05</text:p>
          </table:table-cell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float" office:value="0.01" calcext:value-type="float">
            <text:p>0.01</text:p>
          </table:table-cell>
          <table:table-cell office:value-type="float" office:value="6.10213482515355" calcext:value-type="float">
            <text:p>6.10213482515355</text:p>
          </table:table-cell>
          <table:table-cell office:value-type="float" office:value="1" calcext:value-type="float">
            <text:p>1</text:p>
          </table:table-cell>
          <table:table-cell office:value-type="float" office:value="0.00116580058405221" calcext:value-type="float">
            <text:p>0.001165800584052</text:p>
          </table:table-cell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float" office:value="0.05" calcext:value-type="float">
            <text:p>0.05</text:p>
          </table:table-cell>
          <table:table-cell office:value-type="float" office:value="0.03094050606224" calcext:value-type="float">
            <text:p>0.03094050606224</text:p>
          </table:table-cell>
          <table:table-cell office:value-type="float" office:value="0.00391942094842946" calcext:value-type="float">
            <text:p>0.003919420948429</text:p>
          </table:table-cell>
          <table:table-cell office:value-type="float" office:value="0.0000694148602295144" calcext:value-type="float">
            <text:p>6.94148602295144E-05</text:p>
          </table:table-cell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office:value-type="float" office:value="0.0415314853890876" calcext:value-type="float">
            <text:p>0.041531485389088</text:p>
          </table:table-cell>
          <table:table-cell office:value-type="float" office:value="0.00431517029168568" calcext:value-type="float">
            <text:p>0.004315170291686</text:p>
          </table:table-cell>
          <table:table-cell office:value-type="float" office:value="0.000166647584131459" calcext:value-type="float">
            <text:p>0.000166647584131</text:p>
          </table:table-cell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float" office:value="0.15" calcext:value-type="float">
            <text:p>0.15</text:p>
          </table:table-cell>
          <table:table-cell office:value-type="float" office:value="0.0302792948587487" calcext:value-type="float">
            <text:p>0.030279294858749</text:p>
          </table:table-cell>
          <table:table-cell office:value-type="float" office:value="0.00306880865464668" calcext:value-type="float">
            <text:p>0.003068808654647</text:p>
          </table:table-cell>
          <table:table-cell office:value-type="float" office:value="0.000139866437622514" calcext:value-type="float">
            <text:p>0.000139866437623</text:p>
          </table:table-cell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float" office:value="0.2" calcext:value-type="float">
            <text:p>0.2</text:p>
          </table:table-cell>
          <table:table-cell office:value-type="float" office:value="0.0159764266725663" calcext:value-type="float">
            <text:p>0.015976426672566</text:p>
          </table:table-cell>
          <table:table-cell office:value-type="float" office:value="0.00160540031003705" calcext:value-type="float">
            <text:p>0.001605400310037</text:p>
          </table:table-cell>
          <table:table-cell office:value-type="float" office:value="0.0000773716114588491" calcext:value-type="float">
            <text:p>7.73716114588491E-0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3" calcext:value-type="float">
            <text:p>0.3</text:p>
          </table:table-cell>
          <table:table-cell office:value-type="float" office:value="0.00371814406553728" calcext:value-type="float">
            <text:p>0.003718144065537</text:p>
          </table:table-cell>
          <table:table-cell office:value-type="float" office:value="0.000372063846540006" calcext:value-type="float">
            <text:p>0.00037206384654</text:p>
          </table:table-cell>
          <table:table-cell office:value-type="float" office:value="0.0000184300191679324" calcext:value-type="float">
            <text:p>1.84300191679324E-05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0.01</text:p>
          </table:table-cell>
          <table:table-cell office:value-type="float" office:value="7.03801961487208" calcext:value-type="float">
            <text:p>7.03801961487208</text:p>
          </table:table-cell>
          <table:table-cell office:value-type="float" office:value="1" calcext:value-type="float">
            <text:p>1</text:p>
          </table:table-cell>
          <table:table-cell office:value-type="float" office:value="0.00147821418315788" calcext:value-type="float">
            <text:p>0.001478214183158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0.05</text:p>
          </table:table-cell>
          <table:table-cell office:value-type="float" office:value="0.0503837820567171" calcext:value-type="float">
            <text:p>0.050383782056717</text:p>
          </table:table-cell>
          <table:table-cell office:value-type="float" office:value="0.00623654941114159" calcext:value-type="float">
            <text:p>0.006236549411142</text:p>
          </table:table-cell>
          <table:table-cell office:value-type="float" office:value="0.000114210375787007" calcext:value-type="float">
            <text:p>0.000114210375787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0.0537497946509171" calcext:value-type="float">
            <text:p>0.053749794650917</text:p>
          </table:table-cell>
          <table:table-cell office:value-type="float" office:value="0.00558591172930387" calcext:value-type="float">
            <text:p>0.005585911729304</text:p>
          </table:table-cell>
          <table:table-cell office:value-type="float" office:value="0.000215672769437524" calcext:value-type="float">
            <text:p>0.000215672769438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0.15" calcext:value-type="float">
            <text:p>0.15</text:p>
          </table:table-cell>
          <table:table-cell office:value-type="float" office:value="0.0374255197487436" calcext:value-type="float">
            <text:p>0.037425519748744</text:p>
          </table:table-cell>
          <table:table-cell office:value-type="float" office:value="0.00379283099054614" calcext:value-type="float">
            <text:p>0.003792830990546</text:p>
          </table:table-cell>
          <table:table-cell office:value-type="float" office:value="0.000172876350574993" calcext:value-type="float">
            <text:p>0.000172876350575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.2</text:p>
          </table:table-cell>
          <table:table-cell office:value-type="float" office:value="0.0202531262210305" calcext:value-type="float">
            <text:p>0.020253126221031</text:p>
          </table:table-cell>
          <table:table-cell office:value-type="float" office:value="0.00203514606003359" calcext:value-type="float">
            <text:p>0.002035146060034</text:p>
          </table:table-cell>
          <table:table-cell office:value-type="float" office:value="0.0000980830722967933" calcext:value-type="float">
            <text:p>9.80830722967933E-0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0.00457114581243207" calcext:value-type="float">
            <text:p>0.004571145812432</text:p>
          </table:table-cell>
          <table:table-cell office:value-type="float" office:value="0.000457421263928945" calcext:value-type="float">
            <text:p>0.000457421263929</text:p>
          </table:table-cell>
          <table:table-cell office:value-type="float" office:value="0.0000226581604847958" calcext:value-type="float">
            <text:p>2.26581604847958E-05</text:p>
          </table:table-cell>
        </table:table-row>
      </table:table>
      <table:table table:name="Plot" table:style-name="ta1">
        <table:shapes>
          <draw:frame draw:z-index="0" draw:style-name="gr1" draw:text-style-name="P1" svg:width="637.65pt" svg:height="454.03pt" svg:x="451.9pt" svg:y="5.27pt">
            <draw:object draw:notify-on-update-of-ranges="Plot.A18:Plot.A18 Plot.A19:Plot.A28 Plot.B18:Plot.B18 Plot.B19:Plot.B28 Plot.A18:Plot.A18 Plot.A19:Plot.A28 Plot.C18:Plot.C18 Plot.C19:Plot.C28 Plot.A18:Plot.A18 Plot.A19:Plot.A28 Plot.D18:Plot.D18 Plot.D19:Plot.D28 Plot.A18:Plot.A18 Plot.A19:Plot.A28 Plot.E18:Plot.E18 Plot.E19:Plot.E28 Plot.A18:Plot.A18 Plot.A19:Plot.A28 Plot.F18:Plot.F18 Plot.F19:Plot.F2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4" table:number-columns-repeated="6" table:default-cell-style-name="Default"/>
        <table:table-row table:style-name="ro1">
          <table:table-cell/>
          <table:table-cell table:style-name="ce1" office:value-type="string" calcext:value-type="string" table:number-columns-spanned="5" table:number-rows-spanned="1">
            <text:p>Time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relaxation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0.15" calcext:value-type="float">
            <text:p>0.15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0518478719635267" calcext:value-type="float">
            <text:p>0.000518478719635</text:p>
          </table:table-cell>
          <table:table-cell office:value-type="float" office:value="0.000107400965436403" calcext:value-type="float">
            <text:p>0.000107400965436</text:p>
          </table:table-cell>
          <table:table-cell office:value-type="float" office:value="0.0000339010762068268" calcext:value-type="float">
            <text:p>3.39010762068268E-05</text:p>
          </table:table-cell>
          <table:table-cell office:value-type="float" office:value="0.0000119485504454831" calcext:value-type="float">
            <text:p>1.19485504454831E-05</text:p>
          </table:table-cell>
          <table:table-cell office:value-type="float" office:value="0.00000161477150518475" calcext:value-type="float">
            <text:p>1.61477150518475E-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736036159046126" calcext:value-type="float">
            <text:p>0.000736036159046</text:p>
          </table:table-cell>
          <table:table-cell office:value-type="float" office:value="0.0000755809425602085" calcext:value-type="float">
            <text:p>7.55809425602085E-05</text:p>
          </table:table-cell>
          <table:table-cell office:value-type="float" office:value="0.0000321906702672627" calcext:value-type="float">
            <text:p>3.21906702672627E-05</text:p>
          </table:table-cell>
          <table:table-cell office:value-type="float" office:value="0.000031054137203784" calcext:value-type="float">
            <text:p>3.1054137203784E-05</text:p>
          </table:table-cell>
          <table:table-cell office:value-type="float" office:value="0.00000790742001498089" calcext:value-type="float">
            <text:p>7.90742001498089E-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13455897991612" calcext:value-type="float">
            <text:p>0.001345589799161</text:p>
          </table:table-cell>
          <table:table-cell office:value-type="float" office:value="0.000167601925004292" calcext:value-type="float">
            <text:p>0.000167601925004</text:p>
          </table:table-cell>
          <table:table-cell office:value-type="float" office:value="0.000187210418502672" calcext:value-type="float">
            <text:p>0.000187210418503</text:p>
          </table:table-cell>
          <table:table-cell office:value-type="float" office:value="0.000113163480139492" calcext:value-type="float">
            <text:p>0.000113163480139</text:p>
          </table:table-cell>
          <table:table-cell office:value-type="float" office:value="0.0000280169567755815" calcext:value-type="float">
            <text:p>2.80169567755815E-0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165783485737429" calcext:value-type="float">
            <text:p>0.001657834857374</text:p>
          </table:table-cell>
          <table:table-cell office:value-type="float" office:value="0.000587142775506642" calcext:value-type="float">
            <text:p>0.000587142775507</text:p>
          </table:table-cell>
          <table:table-cell office:value-type="float" office:value="0.000465391441631496" calcext:value-type="float">
            <text:p>0.000465391441631</text:p>
          </table:table-cell>
          <table:table-cell office:value-type="float" office:value="0.000234532458855887" calcext:value-type="float">
            <text:p>0.000234532458856</text:p>
          </table:table-cell>
          <table:table-cell office:value-type="float" office:value="0.0000581503481270797" calcext:value-type="float">
            <text:p>5.81503481270797E-0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219514159885104" calcext:value-type="float">
            <text:p>0.002195141598851</text:p>
          </table:table-cell>
          <table:table-cell office:value-type="float" office:value="0.00107684786821043" calcext:value-type="float">
            <text:p>0.00107684786821</text:p>
          </table:table-cell>
          <table:table-cell office:value-type="float" office:value="0.000799708588672706" calcext:value-type="float">
            <text:p>0.000799708588673</text:p>
          </table:table-cell>
          <table:table-cell office:value-type="float" office:value="0.000442863496219892" calcext:value-type="float">
            <text:p>0.00044286349622</text:p>
          </table:table-cell>
          <table:table-cell office:value-type="float" office:value="0.0000982741271069343" calcext:value-type="float">
            <text:p>9.82741271069343E-0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348755626694176" calcext:value-type="float">
            <text:p>0.003487556266942</text:p>
          </table:table-cell>
          <table:table-cell office:value-type="float" office:value="0.00181736069729712" calcext:value-type="float">
            <text:p>0.001817360697297</text:p>
          </table:table-cell>
          <table:table-cell office:value-type="float" office:value="0.00121372703615318" calcext:value-type="float">
            <text:p>0.001213727036153</text:p>
          </table:table-cell>
          <table:table-cell office:value-type="float" office:value="0.000651329309245537" calcext:value-type="float">
            <text:p>0.000651329309246</text:p>
          </table:table-cell>
          <table:table-cell office:value-type="float" office:value="0.000153577514055142" calcext:value-type="float">
            <text:p>0.00015357751405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449769347850834" calcext:value-type="float">
            <text:p>0.004497693478508</text:p>
          </table:table-cell>
          <table:table-cell office:value-type="float" office:value="0.00252454182449553" calcext:value-type="float">
            <text:p>0.002524541824496</text:p>
          </table:table-cell>
          <table:table-cell office:value-type="float" office:value="0.00168606812491304" calcext:value-type="float">
            <text:p>0.001686068124913</text:p>
          </table:table-cell>
          <table:table-cell office:value-type="float" office:value="0.000954812488883314" calcext:value-type="float">
            <text:p>0.000954812488883</text:p>
          </table:table-cell>
          <table:table-cell office:value-type="float" office:value="0.000211395072631808" calcext:value-type="float">
            <text:p>0.00021139507263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522969995500869" calcext:value-type="float">
            <text:p>0.005229699955009</text:p>
          </table:table-cell>
          <table:table-cell office:value-type="float" office:value="0.00352353517244124" calcext:value-type="float">
            <text:p>0.003523535172441</text:p>
          </table:table-cell>
          <table:table-cell office:value-type="float" office:value="0.00231897644719036" calcext:value-type="float">
            <text:p>0.00231897644719</text:p>
          </table:table-cell>
          <table:table-cell office:value-type="float" office:value="0.00123618123259619" calcext:value-type="float">
            <text:p>0.001236181232596</text:p>
          </table:table-cell>
          <table:table-cell office:value-type="float" office:value="0.000285696230271528" calcext:value-type="float">
            <text:p>0.00028569623027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391942094842946" calcext:value-type="float">
            <text:p>0.003919420948429</text:p>
          </table:table-cell>
          <table:table-cell office:value-type="float" office:value="0.00431517029168568" calcext:value-type="float">
            <text:p>0.004315170291686</text:p>
          </table:table-cell>
          <table:table-cell office:value-type="float" office:value="0.00306880865464668" calcext:value-type="float">
            <text:p>0.003068808654647</text:p>
          </table:table-cell>
          <table:table-cell office:value-type="float" office:value="0.00160540031003705" calcext:value-type="float">
            <text:p>0.001605400310037</text:p>
          </table:table-cell>
          <table:table-cell office:value-type="float" office:value="0.000372063846540006" calcext:value-type="float">
            <text:p>0.0003720638465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623654941114159" calcext:value-type="float">
            <text:p>0.006236549411142</text:p>
          </table:table-cell>
          <table:table-cell office:value-type="float" office:value="0.00558591172930387" calcext:value-type="float">
            <text:p>0.005585911729304</text:p>
          </table:table-cell>
          <table:table-cell office:value-type="float" office:value="0.00379283099054614" calcext:value-type="float">
            <text:p>0.003792830990546</text:p>
          </table:table-cell>
          <table:table-cell office:value-type="float" office:value="0.00203514606003359" calcext:value-type="float">
            <text:p>0.002035146060034</text:p>
          </table:table-cell>
          <table:table-cell office:value-type="float" office:value="0.000457421263928945" calcext:value-type="float">
            <text:p>0.000457421263929</text:p>
          </table:table-cell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style-name="ce1" office:value-type="string" calcext:value-type="string" table:number-columns-spanned="6" table:number-rows-spanned="1">
            <text:p>Percent Relative Error</text:p>
          </table:table-cell>
          <table:covered-table-cell table:number-columns-repeated="5"/>
        </table:table-row>
        <table:table-row table:style-name="ro1">
          <table:table-cell/>
          <table:table-cell table:style-name="ce1" office:value-type="string" calcext:value-type="string" table:number-columns-spanned="5" table:number-rows-spanned="1">
            <text:p>Time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relaxation</text:p>
          </table:table-cell>
          <table:table-cell office:value-type="string" calcext:value-type="string">
            <text:p>t* = 0.05</text:p>
          </table:table-cell>
          <table:table-cell office:value-type="string" calcext:value-type="string">
            <text:p>t* = 0.1</text:p>
          </table:table-cell>
          <table:table-cell office:value-type="string" calcext:value-type="string">
            <text:p>t* = 0.15</text:p>
          </table:table-cell>
          <table:table-cell office:value-type="string" calcext:value-type="string">
            <text:p>t* = 0.20</text:p>
          </table:table-cell>
          <table:table-cell office:value-type="string" calcext:value-type="string">
            <text:p>t* = 0.3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3]*100" office:value-type="float" office:value="0.0518478719635267" calcext:value-type="float">
            <text:p>0.051847871963527</text:p>
          </table:table-cell>
          <table:table-cell table:formula="of:=[.C3]*100" office:value-type="float" office:value="0.0107400965436403" calcext:value-type="float">
            <text:p>0.01074009654364</text:p>
          </table:table-cell>
          <table:table-cell table:formula="of:=[.D3]*100" office:value-type="float" office:value="0.00339010762068268" calcext:value-type="float">
            <text:p>0.003390107620683</text:p>
          </table:table-cell>
          <table:table-cell table:formula="of:=[.E3]*100" office:value-type="float" office:value="0.00119485504454831" calcext:value-type="float">
            <text:p>0.001194855044548</text:p>
          </table:table-cell>
          <table:table-cell table:formula="of:=[.F3]*100" office:value-type="float" office:value="0.000161477150518475" calcext:value-type="float">
            <text:p>0.0001614771505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4]*100" office:value-type="float" office:value="0.0736036159046126" calcext:value-type="float">
            <text:p>0.073603615904613</text:p>
          </table:table-cell>
          <table:table-cell table:formula="of:=[.C4]*100" office:value-type="float" office:value="0.00755809425602085" calcext:value-type="float">
            <text:p>0.007558094256021</text:p>
          </table:table-cell>
          <table:table-cell table:formula="of:=[.D4]*100" office:value-type="float" office:value="0.00321906702672627" calcext:value-type="float">
            <text:p>0.003219067026726</text:p>
          </table:table-cell>
          <table:table-cell table:formula="of:=[.E4]*100" office:value-type="float" office:value="0.0031054137203784" calcext:value-type="float">
            <text:p>0.003105413720378</text:p>
          </table:table-cell>
          <table:table-cell table:formula="of:=[.F4]*100" office:value-type="float" office:value="0.000790742001498089" calcext:value-type="float">
            <text:p>0.00079074200149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5]*100" office:value-type="float" office:value="0.13455897991612" calcext:value-type="float">
            <text:p>0.13455897991612</text:p>
          </table:table-cell>
          <table:table-cell table:formula="of:=[.C5]*100" office:value-type="float" office:value="0.0167601925004292" calcext:value-type="float">
            <text:p>0.016760192500429</text:p>
          </table:table-cell>
          <table:table-cell table:formula="of:=[.D5]*100" office:value-type="float" office:value="0.0187210418502672" calcext:value-type="float">
            <text:p>0.018721041850267</text:p>
          </table:table-cell>
          <table:table-cell table:formula="of:=[.E5]*100" office:value-type="float" office:value="0.0113163480139492" calcext:value-type="float">
            <text:p>0.011316348013949</text:p>
          </table:table-cell>
          <table:table-cell table:formula="of:=[.F5]*100" office:value-type="float" office:value="0.00280169567755816" calcext:value-type="float">
            <text:p>0.00280169567755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6]*100" office:value-type="float" office:value="0.165783485737429" calcext:value-type="float">
            <text:p>0.165783485737429</text:p>
          </table:table-cell>
          <table:table-cell table:formula="of:=[.C6]*100" office:value-type="float" office:value="0.0587142775506642" calcext:value-type="float">
            <text:p>0.058714277550664</text:p>
          </table:table-cell>
          <table:table-cell table:formula="of:=[.D6]*100" office:value-type="float" office:value="0.0465391441631496" calcext:value-type="float">
            <text:p>0.04653914416315</text:p>
          </table:table-cell>
          <table:table-cell table:formula="of:=[.E6]*100" office:value-type="float" office:value="0.0234532458855887" calcext:value-type="float">
            <text:p>0.023453245885589</text:p>
          </table:table-cell>
          <table:table-cell table:formula="of:=[.F6]*100" office:value-type="float" office:value="0.00581503481270797" calcext:value-type="float">
            <text:p>0.00581503481270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7]*100" office:value-type="float" office:value="0.219514159885104" calcext:value-type="float">
            <text:p>0.219514159885104</text:p>
          </table:table-cell>
          <table:table-cell table:formula="of:=[.C7]*100" office:value-type="float" office:value="0.107684786821043" calcext:value-type="float">
            <text:p>0.107684786821043</text:p>
          </table:table-cell>
          <table:table-cell table:formula="of:=[.D7]*100" office:value-type="float" office:value="0.0799708588672706" calcext:value-type="float">
            <text:p>0.079970858867271</text:p>
          </table:table-cell>
          <table:table-cell table:formula="of:=[.E7]*100" office:value-type="float" office:value="0.0442863496219892" calcext:value-type="float">
            <text:p>0.044286349621989</text:p>
          </table:table-cell>
          <table:table-cell table:formula="of:=[.F7]*100" office:value-type="float" office:value="0.00982741271069343" calcext:value-type="float">
            <text:p>0.00982741271069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8]*100" office:value-type="float" office:value="0.348755626694176" calcext:value-type="float">
            <text:p>0.348755626694176</text:p>
          </table:table-cell>
          <table:table-cell table:formula="of:=[.C8]*100" office:value-type="float" office:value="0.181736069729712" calcext:value-type="float">
            <text:p>0.181736069729712</text:p>
          </table:table-cell>
          <table:table-cell table:formula="of:=[.D8]*100" office:value-type="float" office:value="0.121372703615318" calcext:value-type="float">
            <text:p>0.121372703615318</text:p>
          </table:table-cell>
          <table:table-cell table:formula="of:=[.E8]*100" office:value-type="float" office:value="0.0651329309245537" calcext:value-type="float">
            <text:p>0.065132930924554</text:p>
          </table:table-cell>
          <table:table-cell table:formula="of:=[.F8]*100" office:value-type="float" office:value="0.0153577514055142" calcext:value-type="float">
            <text:p>0.01535775140551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9]*100" office:value-type="float" office:value="0.449769347850834" calcext:value-type="float">
            <text:p>0.449769347850834</text:p>
          </table:table-cell>
          <table:table-cell table:formula="of:=[.C9]*100" office:value-type="float" office:value="0.252454182449553" calcext:value-type="float">
            <text:p>0.252454182449553</text:p>
          </table:table-cell>
          <table:table-cell table:formula="of:=[.D9]*100" office:value-type="float" office:value="0.168606812491304" calcext:value-type="float">
            <text:p>0.168606812491304</text:p>
          </table:table-cell>
          <table:table-cell table:formula="of:=[.E9]*100" office:value-type="float" office:value="0.0954812488883314" calcext:value-type="float">
            <text:p>0.095481248888331</text:p>
          </table:table-cell>
          <table:table-cell table:formula="of:=[.F9]*100" office:value-type="float" office:value="0.0211395072631808" calcext:value-type="float">
            <text:p>0.02113950726318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10]*100" office:value-type="float" office:value="0.522969995500869" calcext:value-type="float">
            <text:p>0.522969995500869</text:p>
          </table:table-cell>
          <table:table-cell table:formula="of:=[.C10]*100" office:value-type="float" office:value="0.352353517244124" calcext:value-type="float">
            <text:p>0.352353517244124</text:p>
          </table:table-cell>
          <table:table-cell table:formula="of:=[.D10]*100" office:value-type="float" office:value="0.231897644719036" calcext:value-type="float">
            <text:p>0.231897644719036</text:p>
          </table:table-cell>
          <table:table-cell table:formula="of:=[.E10]*100" office:value-type="float" office:value="0.123618123259619" calcext:value-type="float">
            <text:p>0.123618123259619</text:p>
          </table:table-cell>
          <table:table-cell table:formula="of:=[.F10]*100" office:value-type="float" office:value="0.0285696230271528" calcext:value-type="float">
            <text:p>0.02856962302715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1]*100" office:value-type="float" office:value="0.391942094842946" calcext:value-type="float">
            <text:p>0.391942094842946</text:p>
          </table:table-cell>
          <table:table-cell table:formula="of:=[.C11]*100" office:value-type="float" office:value="0.431517029168568" calcext:value-type="float">
            <text:p>0.431517029168568</text:p>
          </table:table-cell>
          <table:table-cell table:formula="of:=[.D11]*100" office:value-type="float" office:value="0.306880865464668" calcext:value-type="float">
            <text:p>0.306880865464668</text:p>
          </table:table-cell>
          <table:table-cell table:formula="of:=[.E11]*100" office:value-type="float" office:value="0.160540031003705" calcext:value-type="float">
            <text:p>0.160540031003705</text:p>
          </table:table-cell>
          <table:table-cell table:formula="of:=[.F11]*100" office:value-type="float" office:value="0.0372063846540006" calcext:value-type="float">
            <text:p>0.03720638465400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12]*100" office:value-type="float" office:value="0.623654941114159" calcext:value-type="float">
            <text:p>0.623654941114159</text:p>
          </table:table-cell>
          <table:table-cell table:formula="of:=[.C12]*100" office:value-type="float" office:value="0.558591172930387" calcext:value-type="float">
            <text:p>0.558591172930387</text:p>
          </table:table-cell>
          <table:table-cell table:formula="of:=[.D12]*100" office:value-type="float" office:value="0.379283099054614" calcext:value-type="float">
            <text:p>0.379283099054614</text:p>
          </table:table-cell>
          <table:table-cell table:formula="of:=[.E12]*100" office:value-type="float" office:value="0.203514606003359" calcext:value-type="float">
            <text:p>0.203514606003359</text:p>
          </table:table-cell>
          <table:table-cell table:formula="of:=[.F12]*100" office:value-type="float" office:value="0.0457421263928945" calcext:value-type="float">
            <text:p>0.045742126392895</text:p>
          </table:table-cell>
        </table:table-row>
      </table:table>
      <table:named-expressions/>
      <table:database-ranges>
        <table:database-range table:name="__Anonymous_Sheet_DB__0" table:target-range-address="error_time_relaxation.A1:error_time_relaxation.E61" table:display-filter-buttons="true">
          <table:filter>
            <table:filter-and>
              <table:filter-condition table:field-number="1" table:value="0.3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fa" style:country-complex="IR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fa" style:country-complex="IR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8-20T17:48:35.440420757</dc:date>
    <meta:editing-duration>PT39M</meta:editing-duration>
    <meta:editing-cycles>5</meta:editing-cycles>
    <meta:generator>LibreOffice/6.0.6.2$Linux_X86_64 LibreOffice_project/00m0$Build-2</meta:generator>
    <meta:document-statistic meta:table-count="2" meta:cell-count="44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5pt"/>
    </style:style>
    <style:style style:name="ch3" style:family="chart">
      <style:chart-properties chart:auto-position="true"/>
      <style:graphic-properties svg:stroke-width="0.051cm" svg:stroke-color="#111111" draw:fill="none" draw:fill-color="#e6e6e6"/>
      <style:text-properties fo:font-size="14pt" style:font-size-asian="10pt" style:font-size-complex="14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3pt" style:font-size-asian="10pt" style:font-size-complex="13pt"/>
    </style:style>
    <style:style style:name="ch6" style:family="chart">
      <style:chart-properties chart:auto-position="true" style:rotation-angle="0"/>
      <style:text-properties fo:font-size="14pt" style:font-size-asian="9pt" style:font-size-complex="14pt"/>
    </style:style>
    <style:style style:name="ch7" style:family="chart">
      <style:chart-properties chart:auto-position="true" style:rotation-angle="90"/>
      <style:text-properties fo:font-size="14pt" style:font-size-asian="9pt" style:font-size-complex="14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496cm" svg:height="16.018cm" xlink:href=".." xlink:type="simple" chart:class="chart:scatter" chart:style-name="ch1">
        <chart:title svg:x="5.782cm" svg:y="0.455cm" chart:style-name="ch2">
          <text:p>Maximum Relative Error across the centerline</text:p>
        </chart:title>
        <chart:legend chart:legend-position="end" svg:x="19.173cm" svg:y="6.316cm" style:legend-expansion="high" chart:style-name="ch3"/>
        <chart:plot-area chart:style-name="ch4" table:cell-range-address="Plot.A18:Plot.F28" chart:data-source-has-labels="row" svg:x="1.752cm" svg:y="1.676cm" svg:width="16.972cm" svg:height="12.749cm">
          <chartooo:coordinate-region svg:x="2.612cm" svg:y="1.928cm" svg:width="15.872cm" svg:height="11.744cm"/>
          <chart:axis chart:dimension="x" chart:name="primary-x" chart:style-name="ch5">
            <chart:title svg:x="6.789cm" svg:y="14.745cm" chart:style-name="ch6">
              <text:p>Relaxation time in lattice units</text:p>
            </chart:title>
          </chart:axis>
          <chart:axis chart:dimension="y" chart:name="primary-y" chart:style-name="ch5">
            <chart:title svg:x="0.451cm" svg:y="10.64cm" chart:style-name="ch7">
              <text:p>Percent Relative Error</text:p>
            </chart:title>
            <chart:grid chart:style-name="ch8" chart:class="major"/>
          </chart:axis>
          <chart:series chart:style-name="ch9" chart:values-cell-range-address="Plot.B19:Plot.B28" chart:label-cell-address="Plot.B18:Plot.B18" chart:class="chart:scatter">
            <chart:domain table:cell-range-address="Plot.A19:Plot.A28"/>
            <chart:data-point chart:repeated="10"/>
          </chart:series>
          <chart:series chart:style-name="ch10" chart:values-cell-range-address="Plot.C19:Plot.C28" chart:label-cell-address="Plot.C18:Plot.C18" chart:class="chart:scatter">
            <chart:data-point chart:repeated="10"/>
          </chart:series>
          <chart:series chart:style-name="ch11" chart:values-cell-range-address="Plot.D19:Plot.D28" chart:label-cell-address="Plot.D18:Plot.D18" chart:class="chart:scatter">
            <chart:data-point chart:repeated="10"/>
          </chart:series>
          <chart:series chart:style-name="ch12" chart:values-cell-range-address="Plot.E19:Plot.E28" chart:label-cell-address="Plot.E18:Plot.E18" chart:class="chart:scatter">
            <chart:data-point chart:repeated="10"/>
          </chart:series>
          <chart:series chart:style-name="ch13" chart:values-cell-range-address="Plot.F19:Plot.F28" chart:label-cell-address="Plot.F18:Plot.F18" chart:class="chart:scatter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* = 0.05</text:p>
                <draw:g>
                  <svg:desc>Plot.B18:Plot.B18</svg:desc>
                </draw:g>
              </table:table-cell>
              <table:table-cell office:value-type="string">
                <text:p>t* = 0.1</text:p>
                <draw:g>
                  <svg:desc>Plot.C18:Plot.C18</svg:desc>
                </draw:g>
              </table:table-cell>
              <table:table-cell office:value-type="string">
                <text:p>t* = 0.15</text:p>
                <draw:g>
                  <svg:desc>Plot.D18:Plot.D18</svg:desc>
                </draw:g>
              </table:table-cell>
              <table:table-cell office:value-type="string">
                <text:p>t* = 0.20</text:p>
                <draw:g>
                  <svg:desc>Plot.E18:Plot.E18</svg:desc>
                </draw:g>
              </table:table-cell>
              <table:table-cell office:value-type="string">
                <text:p>t* = 0.30</text:p>
                <draw:g>
                  <svg:desc>Plot.F18:Plot.F1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Plot.A19:Plot.A28</svg:desc>
                </draw:g>
              </table:table-cell>
              <table:table-cell office:value-type="float" office:value="0.0518478719635267">
                <text:p>0.0518478719635267</text:p>
                <draw:g>
                  <svg:desc>Plot.B19:Plot.B28</svg:desc>
                </draw:g>
              </table:table-cell>
              <table:table-cell office:value-type="float" office:value="0.0107400965436403">
                <text:p>0.0107400965436403</text:p>
                <draw:g>
                  <svg:desc>Plot.C19:Plot.C28</svg:desc>
                </draw:g>
              </table:table-cell>
              <table:table-cell office:value-type="float" office:value="0.00339010762068268">
                <text:p>0.00339010762068268</text:p>
                <draw:g>
                  <svg:desc>Plot.D19:Plot.D28</svg:desc>
                </draw:g>
              </table:table-cell>
              <table:table-cell office:value-type="float" office:value="0.00119485504454831">
                <text:p>0.00119485504454831</text:p>
                <draw:g>
                  <svg:desc>Plot.E19:Plot.E28</svg:desc>
                </draw:g>
              </table:table-cell>
              <table:table-cell office:value-type="float" office:value="0.000161477150518475">
                <text:p>0.000161477150518475</text:p>
                <draw:g>
                  <svg:desc>Plot.F19:Plot.F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736036159046126">
                <text:p>0.0736036159046126</text:p>
              </table:table-cell>
              <table:table-cell office:value-type="float" office:value="0.00755809425602085">
                <text:p>0.00755809425602085</text:p>
              </table:table-cell>
              <table:table-cell office:value-type="float" office:value="0.00321906702672627">
                <text:p>0.00321906702672627</text:p>
              </table:table-cell>
              <table:table-cell office:value-type="float" office:value="0.0031054137203784">
                <text:p>0.0031054137203784</text:p>
              </table:table-cell>
              <table:table-cell office:value-type="float" office:value="0.000790742001498089">
                <text:p>0.0007907420014980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13455897991612">
                <text:p>0.13455897991612</text:p>
              </table:table-cell>
              <table:table-cell office:value-type="float" office:value="0.0167601925004292">
                <text:p>0.0167601925004292</text:p>
              </table:table-cell>
              <table:table-cell office:value-type="float" office:value="0.0187210418502672">
                <text:p>0.0187210418502672</text:p>
              </table:table-cell>
              <table:table-cell office:value-type="float" office:value="0.0113163480139492">
                <text:p>0.0113163480139492</text:p>
              </table:table-cell>
              <table:table-cell office:value-type="float" office:value="0.00280169567755816">
                <text:p>0.002801695677558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165783485737429">
                <text:p>0.165783485737429</text:p>
              </table:table-cell>
              <table:table-cell office:value-type="float" office:value="0.0587142775506642">
                <text:p>0.0587142775506642</text:p>
              </table:table-cell>
              <table:table-cell office:value-type="float" office:value="0.0465391441631496">
                <text:p>0.0465391441631496</text:p>
              </table:table-cell>
              <table:table-cell office:value-type="float" office:value="0.0234532458855887">
                <text:p>0.0234532458855887</text:p>
              </table:table-cell>
              <table:table-cell office:value-type="float" office:value="0.00581503481270797">
                <text:p>0.005815034812707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219514159885104">
                <text:p>0.219514159885104</text:p>
              </table:table-cell>
              <table:table-cell office:value-type="float" office:value="0.107684786821043">
                <text:p>0.107684786821043</text:p>
              </table:table-cell>
              <table:table-cell office:value-type="float" office:value="0.0799708588672706">
                <text:p>0.0799708588672706</text:p>
              </table:table-cell>
              <table:table-cell office:value-type="float" office:value="0.0442863496219892">
                <text:p>0.0442863496219892</text:p>
              </table:table-cell>
              <table:table-cell office:value-type="float" office:value="0.00982741271069343">
                <text:p>0.009827412710693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348755626694176">
                <text:p>0.348755626694176</text:p>
              </table:table-cell>
              <table:table-cell office:value-type="float" office:value="0.181736069729712">
                <text:p>0.181736069729712</text:p>
              </table:table-cell>
              <table:table-cell office:value-type="float" office:value="0.121372703615318">
                <text:p>0.121372703615318</text:p>
              </table:table-cell>
              <table:table-cell office:value-type="float" office:value="0.0651329309245537">
                <text:p>0.0651329309245537</text:p>
              </table:table-cell>
              <table:table-cell office:value-type="float" office:value="0.0153577514055142">
                <text:p>0.01535775140551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449769347850834">
                <text:p>0.449769347850834</text:p>
              </table:table-cell>
              <table:table-cell office:value-type="float" office:value="0.252454182449553">
                <text:p>0.252454182449553</text:p>
              </table:table-cell>
              <table:table-cell office:value-type="float" office:value="0.168606812491304">
                <text:p>0.168606812491304</text:p>
              </table:table-cell>
              <table:table-cell office:value-type="float" office:value="0.0954812488883314">
                <text:p>0.0954812488883314</text:p>
              </table:table-cell>
              <table:table-cell office:value-type="float" office:value="0.0211395072631808">
                <text:p>0.02113950726318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522969995500869">
                <text:p>0.522969995500869</text:p>
              </table:table-cell>
              <table:table-cell office:value-type="float" office:value="0.352353517244124">
                <text:p>0.352353517244124</text:p>
              </table:table-cell>
              <table:table-cell office:value-type="float" office:value="0.231897644719036">
                <text:p>0.231897644719036</text:p>
              </table:table-cell>
              <table:table-cell office:value-type="float" office:value="0.123618123259619">
                <text:p>0.123618123259619</text:p>
              </table:table-cell>
              <table:table-cell office:value-type="float" office:value="0.0285696230271528">
                <text:p>0.02856962302715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391942094842946">
                <text:p>0.391942094842946</text:p>
              </table:table-cell>
              <table:table-cell office:value-type="float" office:value="0.431517029168568">
                <text:p>0.431517029168568</text:p>
              </table:table-cell>
              <table:table-cell office:value-type="float" office:value="0.306880865464668">
                <text:p>0.306880865464668</text:p>
              </table:table-cell>
              <table:table-cell office:value-type="float" office:value="0.160540031003705">
                <text:p>0.160540031003705</text:p>
              </table:table-cell>
              <table:table-cell office:value-type="float" office:value="0.0372063846540006">
                <text:p>0.03720638465400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623654941114159">
                <text:p>0.623654941114159</text:p>
              </table:table-cell>
              <table:table-cell office:value-type="float" office:value="0.558591172930387">
                <text:p>0.558591172930387</text:p>
              </table:table-cell>
              <table:table-cell office:value-type="float" office:value="0.379283099054614">
                <text:p>0.379283099054614</text:p>
              </table:table-cell>
              <table:table-cell office:value-type="float" office:value="0.203514606003359">
                <text:p>0.203514606003359</text:p>
              </table:table-cell>
              <table:table-cell office:value-type="float" office:value="0.0457421263928945">
                <text:p>0.04574212639289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